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9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0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1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2">
      <style:paragraph-properties fo:margin-top="0in" fo:margin-bottom="0in" style:contextual-spacing="false" fo:background-color="#ffff00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#ffff00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#ffff00"/>
    </style:style>
    <style:style style:name="T4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#ffff00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1155cc" style:font-name="Arial1" fo:font-size="11.25pt" fo:font-style="normal" style:text-underline-style="solid" style:text-underline-width="auto" style:text-underline-color="font-color" fo:font-weight="normal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nternal-source-marker_0.5717049243047554"/><text:span text:style-name="T1">Joszolgalat.hu első meeting</text:span><text:line-break/><text:line-break/><text:span text:style-name="T2">Bemutatkozás: </text:span><text:line-break/><text:span text:style-name="T2">Az ok: egy jó barátom 4 gyerekkel csütörtök délután beragadt az M1-en. Szerencsésen kimenekült, de folyamatosan tőlünk kérdezett fb-on, sms, mit tudunk, mit hallunk, mert semmi információ sehonnan nem érkezett. Mivel mi 2.5 éve már foglalkoztunk az iszap miatt azzal, hogy kellene a segélykéréseket, és felajánlásokat kezelni, ezért anno megismertük az ushahidi platformot (</text:span><text:a xlink:type="simple" xlink:href="http://www.ushahidi.com/%29"><text:span text:style-name="T7">http://www.ushahidi.com/)</text:span></text:a><text:span text:style-name="T2">. Látva az aktuális állapotokat, péntek hajnalban a cégben kiadtam, hogy elindulunk a joszolgalat.hu-val, ami már elő volt készítve.</text:span><text:line-break/><text:span text:style-name="T2">A joszolgalat.hu egy alapítvány/egyesület lesz, ami információt fog szolgáltatni, és a későbbiekben remélhetőleg a civil segítőket fogja koordinálni.</text:span><text:line-break/><text:span text:style-name="T2">Jelenleg a portálszolgáltatás biztonságán, az integráción dolgozunk. Jelenleg van SMS elérés, már tudunk fogadni, és remélhetőleg ( telco ) fogunk tudni küldeni is SMS-t. Integrált a Facebook, és integrált lesz a Twitter is.</text:span><text:line-break/><text:span text:style-name="T2">Az elképzelésem, hogy egy non-profit szervezet működteti majd a folyamatokat, lesz szervezet diszpécserekkel, és a helyszínre is eljutó hírforrásokkal/koordinátorokkal/segítőkkel.</text:span><text:line-break/><text:line-break/><text:line-break/><text:span text:style-name="T2">Agenda</text:span><text:line-break/><text:span text:style-name="T2">1. álatalános információk jelenlegi állapota</text:span><text:line-break/><text:span text:style-name="T2">2. Feladatok, Felelősök, határidők</text:span><text:line-break/><text:span text:style-name="T2">3. Kategóriák</text:span><text:line-break/><text:span text:style-name="T2">4. Issue-k</text:span><text:line-break/><text:line-break/><text:span text:style-name="T2">1. A jelenleg használt rendszerek</text:span><text:line-break/><text:span text:style-name="T2">Web</text:span><text:line-break/><text:a xlink:type="simple" xlink:href="https://joszolgalat.hu/"><text:span text:style-name="T7">https://joszolgalat.hu</text:span></text:a><text:line-break/><text:span text:style-name="T2">email?</text:span><text:line-break/><text:span text:style-name="T2">info@joszolgalat.hu</text:span><text:line-break/><text:span text:style-name="T2">bejelentes@joszolgalat.hu, alias riport, SOS, riasztas, help, segitseg</text:span><text:line-break/><text:span text:style-name="T2">felajanlas@joszolgalat.hu, alias </text:span><text:line-break/><text:line-break/><text:span text:style-name="T2">Közösségi média</text:span><text:line-break/><text:a xlink:type="simple" xlink:href="https://www.facebook.com/groups/joszolgalat/"><text:span text:style-name="T7">https://www.facebook.com/groups/joszolgalat/</text:span></text:a><text:span text:style-name="T6"> </text:span><text:span text:style-name="T2">, ki adminisztrálja, milyen információk mennek rá ki? hogyan lesz integrált a joszolgalat.hu-val? Közvetlenül a kommunikációs csapat alá tartozik, mint a joszolgalat.blog.hu is. Full politika mentes!!!</text:span><text:line-break/><text:span text:style-name="T2">twitter: joszolgalat ( gg? )</text:span><text:line-break/><text:line-break/><text:span text:style-name="T2">Fejlesztés</text:span><text:line-break/><text:a xlink:type="simple" xlink:href="https://github.com/zuzmo/joszolgalat.hu/issues?milestone=none&amp;state=open"><text:span text:style-name="T7">https://github.com/zuzmo/joszolgalat.hu/issues?milestone=none&amp;state=open</text:span></text:a><text:line-break/><text:span text:style-name="T2">support: skype gabor.nagymajtenyi</text:span><text:line-break/><text:line-break/><text:line-break/><text:line-break/><text:span text:style-name="T2">2. Feladatok, termékek</text:span><text:line-break/><text:span text:style-name="T2">2.1 Misszió, vízió, Nagymajtényi Gábor</text:span><text:line-break/><text:span text:style-name="T2">2.2. Stragégia és akcióterv [ hatókör (projekt szkóp), szervezeti struktúra, kommunikáció és projekt terv], Szegedi Eszter</text:span><text:line-break/><text:span text:style-name="T2">2.3. Diszpécser kézikönyv, Madarász Csaba</text:span><text:line-break/><text:span text:style-name="T2">2.4 Adminisztrátor kézikönyv </text:span><text:line-break/><text:span text:style-name="T2">2.5 Fejlesztési specifikáció, Nagymajtényi Gábor, Github Issue-k a Wiki-n</text:span><text:line-break/><text:soft-page-break/><text:span text:style-name="T2">2.6 Jogi szakértői anyag: információbiztonság, információ kezelés, disclaimer, ... </text:span><text:line-break/><text:span text:style-name="T2">2.7 Szervezeti kapcsolatok, kommunikáció  kialakítása, Széplaki Attila</text:span><text:line-break/><text:span text:style-name="T2">2.8. Kommunikáció - Shy, itt jó lenne, ha lenne mindenki fele kapcsolat, de a kifele menő kommunikáció kontrollált lenne!</text:span><text:line-break/><text:span text:style-name="T2">2.9. Kéne egy gyakori kérdések, best-practice-ek gyűjtemény??? ha kell, akkor az azt jelenti nem egyértelműen kezelhető, nem? nem: azt jelenti, hogy találunk valami jellemző bejelentés típust, amit úgy érdemes kezelni, hogy... tanulás !!! ok!</text:span><text:line-break/><text:line-break/><text:line-break/><text:line-break/><text:span text:style-name="T2">3. Orsi javaslata (kiegészítve), külön megbeszélés témája lesz!<text:line-break/><text:line-break/>Kategória választó felületként az ugyvedbroker.hu-n alkalmazott megoldás lehetne az irány.<text:line-break/></text:span><text:line-break/><text:span text:style-name="T2">dimenzió kategóriái: </text:span><text:span text:style-name="T4">(aktualitás)</text:span></text:p>
      <text:list xml:id="list1523818594" text:style-name="L1">
        <text:list-item>
          <text:p text:style-name="P2">Aktuális //alapértelmezett</text:p>
        </text:list-item>
      </text:list>
      <text:p text:style-name="Text_20_body"/>
      <text:list xml:id="list1205667979" text:style-name="L2">
        <text:list-item>
          <text:p text:style-name="P3">Nem aktuális</text:p>
        </text:list-item>
      </text:list>
      <text:p text:style-name="Text_20_body"><text:span text:style-name="T2">dimenzió kategóriái: </text:span><text:span text:style-name="T4">(típus)</text:span></text:p>
      <text:list xml:id="list233629286" text:style-name="L3">
        <text:list-item>
          <text:p text:style-name="P4">Segítségkérés (Élelem, víz) - az élelemben benne foglalaltik a víz is szerintem, ez ne írjuk ki külön</text:p>
        </text:list-item>
      </text:list>
      <text:p text:style-name="Text_20_body"/>
      <text:list xml:id="list485876657" text:style-name="L4">
        <text:list-item>
          <text:p text:style-name="P5">Segítségkérés (Szállás, sátor) a szállásban benne foglalaltik a sátor is, szerintem ezt nem írjuk ki külön</text:p>
        </text:list-item>
      </text:list>
      <text:p text:style-name="Text_20_body"/>
      <text:list xml:id="list2117778992" text:style-name="L5">
        <text:list-item>
          <text:p text:style-name="P6">Segítségkérés (Mentés)</text:p>
        </text:list-item>
      </text:list>
      <text:p text:style-name="Text_20_body"/>
      <text:list xml:id="list1305293506" text:style-name="L6">
        <text:list-item>
          <text:p text:style-name="P7">Segítségkérés (Egészségügyi, gyógyszer)</text:p>
        </text:list-item>
      </text:list>
      <text:p text:style-name="Text_20_body"/>
      <text:list xml:id="list1638096270" text:style-name="L7">
        <text:list-item>
          <text:p text:style-name="P8">Felajánlás (Élelem) </text:p>
        </text:list-item>
      </text:list>
      <text:p text:style-name="Text_20_body"/>
      <text:list xml:id="list794107542" text:style-name="L8">
        <text:list-item>
          <text:p text:style-name="P9">Felajánlás (Szállás) </text:p>
        </text:list-item>
      </text:list>
      <text:p text:style-name="Text_20_body"/>
      <text:list xml:id="list1310535775" text:style-name="L9">
        <text:list-item>
          <text:p text:style-name="P10">Felajánlás (Mentés) </text:p>
        </text:list-item>
      </text:list>
      <text:p text:style-name="Text_20_body"/>
      <text:list xml:id="list1518566511" text:style-name="L10">
        <text:list-item>
          <text:p text:style-name="P11">Felajánlás (Egészségügyi)</text:p>
        </text:list-item>
      </text:list>
      <text:p text:style-name="Text_20_body"/>
      <text:list xml:id="list1673478845" text:style-name="L11">
        <text:list-item>
          <text:p text:style-name="P12">Helyzetjelentés</text:p>
        </text:list-item>
      </text:list>
      <text:p text:style-name="Text_20_body"><text:span text:style-name="T2">Az alábbiakat (sárgával jelölt) már az adott bejelentés szövegébe kéne beleírni, mert így túl sok lesz a kategória....</text:span><text:line-break/><text:span text:style-name="T3">dimenzió kategóriái: </text:span><text:span text:style-name="T5">(speciális)</text:span></text:p>
      <text:list xml:id="list1255446181" text:style-name="L12">
        <text:list-item>
          <text:p text:style-name="P13">beteg/sérült </text:p>
        </text:list-item>
        <text:list-item>
          <text:p text:style-name="P13">gyerek, idős</text:p>
        </text:list-item>
        <text:list-item>
          <text:p text:style-name="P13">állat</text:p>
        </text:list-item>
        <text:list-item>
          <text:p text:style-name="P13"><text:soft-page-break/>speciális eszköz (daru, vontató, csónak)</text:p>
        </text:list-item>
      </text:list>
      <text:p text:style-name="Text_20_body"><text:line-break/><text:span text:style-name="T2">4. </text:span><text:line-break/><text:span text:style-name="T2">4.1 Medovárszky Zoltán: hosting, IT biztonság, túlterhelés elleni védelem, git hook-ok beállítása branch-ekre, staging környezet biztosítása. </text:span><text:line-break/><text:span text:style-name="T2">17:36 Medovárszky Zoltán: Beszéltem  igazságügyi hivatalos informatikus barátommal, döntéshozókhoz beviszik  az oldalt, felkerülhetünk a Csongrád megyei kormányhivatal portáljára,  utána az országosra. Így használhatná a katasztrófavédelem az oldalt,  mint ahogy most az idokep.hu-t is használják.</text:span><text:line-break/><text:span text:style-name="T2">4.2 Időkép kapcsolat, NG, MZ</text:span><text:line-break/><text:span text:style-name="T2">4.3 A FB-on lesz majd app is</text:span><text:line-break/><text:span text:style-name="T2">Ahol lehet bejelenteni, felajánlani.</text:span><text:line-break/><text:span text:style-name="T2">De akarunk majd olyan app-ot is, ami a helyi koordinációt, diszpécselést teszi lehetővée</text:span><text:line-break/><text:span text:style-name="T2">4.4 BZ mobil appok tesztje, módosításhoz specifikáció</text:span><text:line-break/><text:span text:style-name="T2">4.5 csite: a weboldal mobil verziója fejlesztésre szorul (pl. N7-en nem támogatott az ushahidi)</text:span><text:line-break/><text:span text:style-name="T2">4.6 OpenLayers integrálása/bővítése, Sztankó Benedek</text:span><text:line-break/><text:span text:style-name="T2">4.7 Google Maps integráció (kml output megjelenítése GMaps címen csak olvasásra), GMaps beolvasás+frissítés (pl. AED adatbázis) /kml+egyéb formátumok / ez Sztankó Benedek sportja, GIS... </text:span><text:line-break/><text:span text:style-name="T2">4.8 Wiki install, bevezetés a dokumentáláshoz , Grínapó</text:span><text:line-break/><text:span text:style-name="T2">4.9 call center</text:span><text:line-break/><text:span text:style-name="T2">4.10 vakok, gyengén látóknak is megoldás ( voice? )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or Nagymajtenyi</meta:initial-creator>
    <meta:creation-date>2013-03-18T19:30:14</meta:creation-date>
    <dc:date>2013-03-18T19:30:34</dc:date>
    <dc:creator>Gabor Nagymajtenyi</dc:creator>
    <meta:editing-duration>P0D</meta:editing-duration>
    <meta:editing-cycles>1</meta:editing-cycles>
    <meta:document-statistic meta:table-count="0" meta:image-count="0" meta:object-count="0" meta:page-count="3" meta:paragraph-count="19" meta:word-count="597" meta:character-count="4714" meta:non-whitespace-character-count="4119"/>
    <meta:generator>LibreOffice/3.6$Linux_x86 LibreOffice_project/360m1$Build-2</meta:generator>
  </office:meta>
</office:document-meta>
</file>